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Part </text:p>
          </table:table-cell>
          <table:table-cell table:style-name="ce1" office:value-type="string" calcext:value-type="string">
            <text:p>Value <text:s text:c="4"/></text:p>
          </table:table-cell>
          <table:table-cell table:style-name="ce1" office:value-type="string" calcext:value-type="string">
            <text:p>Device <text:s text:c="5"/></text:p>
          </table:table-cell>
          <table:table-cell table:style-name="ce1" office:value-type="string" calcext:value-type="string">
            <text:p>Package <text:s text:c="2"/></text:p>
          </table:table-cell>
          <table:table-cell table:style-name="ce1" office:value-type="string" calcext:value-type="string">
            <text:p>Reichelt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1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<text:a xlink:href="https://www.reichelt.de/Vielschicht-SMD-G0805/KEM-X7R0805-100N/3/index.html?ACTION=3&amp;LA=446&amp;ARTICLE=207073&amp;GROUPID=8048&amp;artnr=KEM+X7R0805+100N&amp;SEARCH=100n%2B0805&amp;trstct=pos_1" xlink:type="simple">https://www.reichelt.de/Vielschicht-SMD-G0805/KEM-X7R0805-100N/3/index.html?ACTION=3&amp;LA=446&amp;ARTICLE=207073&amp;GROUPID=8048&amp;artnr=KEM+X7R0805+100N&amp;SEARCH=100n%2B0805&amp;trstct=pos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 <text:s text:c="2"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TA20-11HWA <text:s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<text:a xlink:href="https://www.reichelt.de/Siebensegment-Anzeigen/TA-20-11-RT/3/index.html?ACTION=3&amp;LA=2&amp;ARTICLE=31587&amp;GROUPID=3002&amp;artnr=TA+20-11+RT&amp;trstct=pol_2" xlink:type="simple">https://www.reichelt.de/Siebensegment-Anzeigen/TA-20-11-RT/3/index.html?ACTION=3&amp;LA=2&amp;ARTICLE=31587&amp;GROUPID=3002&amp;artnr=TA+20-11+RT&amp;trstct=pol_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 <text:s text:c="2"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TA20-11HWA <text:s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 Stück gesamt für D1, D2</text:p>
          </table:table-cell>
          <table:table-cell table:number-columns-repeated="2"/>
          <table:table-cell office:value-type="string" calcext:value-type="string">
            <text:p><text:a xlink:href="https://www.reichelt.de/Buchsenleisten/BL-1X20G-2-54/3/index.html?ACTION=3&amp;LA=2&amp;ARTICLE=6072&amp;GROUPID=7435&amp;artnr=BL+1X20G+2%2C54&amp;trstct=pol_34" xlink:type="simple">https://www.reichelt.de/Buchsenleisten/BL-1X20G-2-54/3/index.html?ACTION=3&amp;LA=2&amp;ARTICLE=6072&amp;GROUPID=7435&amp;artnr=BL+1X20G+2%2C54&amp;trstct=pol_34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 <text:s/></text:p>
          </table:table-cell>
          <table:table-cell office:value-type="string" calcext:value-type="string">
            <text:p>UDN2981A <text:s/></text:p>
          </table:table-cell>
          <table:table-cell office:value-type="string" calcext:value-type="string">
            <text:p>UDN2981A <text:s text:c="3"/></text:p>
          </table:table-cell>
          <table:table-cell office:value-type="string" calcext:value-type="string">
            <text:p>DIL18 <text:s text:c="4"/></text:p>
          </table:table-cell>
          <table:table-cell office:value-type="string" calcext:value-type="string">
            <text:p><text:a xlink:href="https://www.reichelt.de/ICs-U-ZTK-/UDN-2981/3/index.html?ACTION=3&amp;LA=446&amp;ARTICLE=22008&amp;GROUPID=2921&amp;artnr=UDN+2981&amp;SEARCH=UDN2981A%2B%2B&amp;trstct=pos_0" xlink:type="simple">https://www.reichelt.de/ICs-U-ZTK-/UDN-2981/3/index.html?ACTION=3&amp;LA=446&amp;ARTICLE=22008&amp;GROUPID=2921&amp;artnr=UDN+2981&amp;SEARCH=UDN2981A%2B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2 <text:s/></text:p>
          </table:table-cell>
          <table:table-cell office:value-type="string" calcext:value-type="string">
            <text:p>UDN2981A <text:s/></text:p>
          </table:table-cell>
          <table:table-cell office:value-type="string" calcext:value-type="string">
            <text:p>UDN2981A <text:s text:c="3"/></text:p>
          </table:table-cell>
          <table:table-cell office:value-type="string" calcext:value-type="string">
            <text:p>DIL18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3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table:style-name="Default" office:value-type="string" calcext:value-type="string">
            <text:p><text:a xlink:href="https://www.reichelt.de/ICs-74HC-DIL/SN-74HC595N-TEX/3/index.html?ACTION=3&amp;LA=446&amp;ARTICLE=217325&amp;GROUPID=2930&amp;artnr=SN+74HC595N+TEX&amp;SEARCH=74HC595N%2B%2B&amp;trstct=pos_0" xlink:type="simple">https://www.reichelt.de/ICs-74HC-DIL/SN-74HC595N-TEX/3/index.html?ACTION=3&amp;LA=446&amp;ARTICLE=217325&amp;GROUPID=2930&amp;artnr=SN+74HC595N+TEX&amp;SEARCH=74HC595N%2B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4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5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L1 </text:p>
          </table:table-cell>
          <table:table-cell office:value-type="string" calcext:value-type="string">
            <text:p>ULN2003AN </text:p>
          </table:table-cell>
          <table:table-cell office:value-type="string" calcext:value-type="string">
            <text:p>ULN2003AN <text:s text:c="2"/></text:p>
          </table:table-cell>
          <table:table-cell office:value-type="string" calcext:value-type="string">
            <text:p>DIL16 <text:s text:c="4"/></text:p>
          </table:table-cell>
          <table:table-cell table:style-name="Default" office:value-type="string" calcext:value-type="string">
            <text:p><text:a xlink:href="https://www.reichelt.de/ICs-U-ZTK-/ULN-2003-AN/3/index.html?ACTION=3&amp;LA=446&amp;ARTICLE=189138&amp;GROUPID=2921&amp;artnr=ULN+2003+AN&amp;SEARCH=ULN2003AN%2B&amp;trstct=pos_0" xlink:type="simple">https://www.reichelt.de/ICs-U-ZTK-/ULN-2003-AN/3/index.html?ACTION=3&amp;LA=446&amp;ARTICLE=189138&amp;GROUPID=2921&amp;artnr=ULN+2003+AN&amp;SEARCH=ULN2003AN%2B&amp;trstct=pos_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P1 <text:s/></text:p>
          </table:table-cell>
          <table:table-cell office:value-type="string" calcext:value-type="string">
            <text:p>8 Pin <text:s text:c="4"/></text:p>
          </table:table-cell>
          <table:table-cell office:value-type="string" calcext:value-type="string">
            <text:p>PINHD-1X8/90</text:p>
          </table:table-cell>
          <table:table-cell office:value-type="string" calcext:value-type="string">
            <text:p>1X08/90 <text:s text:c="2"/></text:p>
          </table:table-cell>
          <table:table-cell office:value-type="string" calcext:value-type="string">
            <text:p><text:a xlink:href="https://www.reichelt.de/Platinen-Steckverbinder/PSS-254-8G/3/index.html?ACTION=3&amp;LA=446&amp;ARTICLE=14913&amp;GROUPID=7525&amp;artnr=PSS+254%2F8G&amp;SEARCH=PSS%2B254%252F8G&amp;trstct=pos_0" xlink:type="simple">https://www.reichelt.de/Platinen-Steckverbinder/PSS-254-8G/3/index.html?ACTION=3&amp;LA=446&amp;ARTICLE=14913&amp;GROUPID=7525&amp;artnr=PSS+254%2F8G&amp;SEARCH=PSS%2B254%252F8G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8 Pin <text:s text:c="4"/></text:p>
          </table:table-cell>
          <table:table-cell office:value-type="string" calcext:value-type="string">
            <text:p>PINHD-1X8/90</text:p>
          </table:table-cell>
          <table:table-cell office:value-type="string" calcext:value-type="string">
            <text:p>1X08/90 <text:s text:c="2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2 Pin</text:p>
          </table:table-cell>
          <table:table-cell table:number-columns-repeated="2"/>
          <table:table-cell office:value-type="string" calcext:value-type="string">
            <text:p><text:a xlink:href="https://www.reichelt.de/RND-205-00045/3/index.html?ACTION=3&amp;LA=55&amp;ARTICLE=170233" xlink:type="simple">https://www.reichelt.de/RND-205-00045/3/index.html?ACTION=3&amp;LA=55&amp;ARTICLE=170233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 <text:s text:c="2"/></text:p>
          </table:table-cell>
          <table:table-cell office:value-type="string" calcext:value-type="string">
            <text:p>red <text:s text:c="6"/></text:p>
          </table:table-cell>
          <table:table-cell office:value-type="string" calcext:value-type="string">
            <text:p>LED-5MM <text:s text:c="4"/></text:p>
          </table:table-cell>
          <table:table-cell office:value-type="string" calcext:value-type="string">
            <text:p>LED_5MM <text:s text:c="2"/></text:p>
          </table:table-cell>
          <table:table-cell office:value-type="string" calcext:value-type="string">
            <text:p><text:a xlink:href="https://www.reichelt.de/LEDs-5-mm/LED-5-10500-RT/3/index.html?ACTION=3&amp;LA=2&amp;ARTICLE=96890&amp;GROUPID=3019&amp;artnr=LED+5-10500+RT&amp;trstct=pol_1" xlink:type="simple">https://www.reichelt.de/LEDs-5-mm/LED-5-10500-RT/3/index.html?ACTION=3&amp;LA=2&amp;ARTICLE=96890&amp;GROUPID=3019&amp;artnr=LED+5-10500+RT&amp;trstct=pol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 <text:s text:c="2"/></text:p>
          </table:table-cell>
          <table:table-cell office:value-type="string" calcext:value-type="string">
            <text:p>red <text:s text:c="6"/></text:p>
          </table:table-cell>
          <table:table-cell office:value-type="string" calcext:value-type="string">
            <text:p>LED-5MM <text:s text:c="4"/></text:p>
          </table:table-cell>
          <table:table-cell office:value-type="string" calcext:value-type="string">
            <text:p>LED_5MM <text:s text:c="2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1 <text:s text:c="2"/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3216 <text:s/></text:p>
          </table:table-cell>
          <table:table-cell office:value-type="string" calcext:value-type="string">
            <text:p>R3216 <text:s text:c="4"/></text:p>
          </table:table-cell>
          <table:table-cell office:value-type="string" calcext:value-type="string">
            <text:p><text:a xlink:href="https://www.reichelt.de/SMD-1206-von-0-bis-910-Ohm/RND-1206-1-56/3/index.html?ACTION=3&amp;LA=2&amp;ARTICLE=183345&amp;GROUPID=7973&amp;artnr=RND+1206+1+56&amp;trstct=pol_3" xlink:type="simple">https://www.reichelt.de/SMD-1206-von-0-bis-910-Ohm/RND-1206-1-56/3/index.html?ACTION=3&amp;LA=2&amp;ARTICLE=183345&amp;GROUPID=7973&amp;artnr=RND+1206+1+56&amp;trstct=pol_3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3 <text:s text:c="2"/></text:p>
          </table:table-cell>
          <table:table-cell office:value-type="string" calcext:value-type="string">
            <text:p>10k <text:s text:c="6"/></text:p>
          </table:table-cell>
          <table:table-cell office:value-type="string" calcext:value-type="string">
            <text:p>R-EU_M3216 <text:s/></text:p>
          </table:table-cell>
          <table:table-cell office:value-type="string" calcext:value-type="string">
            <text:p>M3216 <text:s text:c="4"/></text:p>
          </table:table-cell>
          <table:table-cell office:value-type="string" calcext:value-type="string">
            <text:p><text:a xlink:href="https://www.reichelt.de/SMD-1206-von-1-bis-910-kOhm/RND-1206-1-10K/3/index.html?ACTION=3&amp;LA=2&amp;ARTICLE=183394&amp;GROUPID=7974&amp;artnr=RND+1206+1+10K&amp;trstct=pol_2" xlink:type="simple">https://www.reichelt.de/SMD-1206-von-1-bis-910-kOhm/RND-1206-1-10K/3/index.html?ACTION=3&amp;LA=2&amp;ARTICLE=183394&amp;GROUPID=7974&amp;artnr=RND+1206+1+10K&amp;trstct=pol_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https://www.reichelt.de/SMD-0805-von-0-bis-910-Ohm/2/index.html?ACTION=3;ARTICLE=183012;SEARCH=rnd%200603%201%2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.00.0000</text:date>, <text:time style:data-style-name="N2" text:time-value="13:39:15.5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04:38.970968110</meta:creation-date>
    <dc:date>2018-05-15T13:50:31.316000000</dc:date>
    <meta:editing-duration>PT1H34M36S</meta:editing-duration>
    <meta:editing-cycles>9</meta:editing-cycles>
    <meta:generator>LibreOffice/4.2.1.1$Windows_x86 LibreOffice_project/d7dbbd7842e6a58b0f521599204e827654e1fb8b</meta:generator>
    <meta:document-statistic meta:table-count="1" meta:cell-count="146" meta:object-count="0"/>
  </office:meta>
</office:document-meta>
</file>